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primary_20_header">
      <style:text-properties officeooo:rsid="0007e544" officeooo:paragraph-rsid="0007e5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inar Repor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imary_20_header" style:display-name="primary header" style:family="paragraph" style:auto-update="true" style:master-page-name="">
      <style:paragraph-properties fo:text-align="center" style:justify-single-word="false" fo:text-indent="0cm" style:auto-text-indent="true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fo:font-size="32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20:15:23.631535300</meta:creation-date>
    <dc:date>2025-07-31T20:21:16.452430600</dc:date>
    <meta:editing-duration>PT5M52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